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validUseOfMatchersTest.should_mention_matcher_when_misuse_dete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validUseOfMatchersTest.should_scream_when_not_enough_matchers_inside_or_AdditionalMatch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nvalidUseOfMatchersTest.should_detect_stupid_use_of_matchers_when_verify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nvalidUseOfMatchersTest.should_scream_when_Matchers_count_dont_match_parameter_cou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validUseOfMatchersTest.should_detect_wrong_number_of_matchers_when_stubb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validUseOfMatchersTest.should_not_scream_on_correct_u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MatcherMisuseOnPrimitiveSite.fails_with_N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validUseOfMatchersTest.should_scream_when_no_matchers_inside_no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